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0.873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14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0.889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77cm"/>
    </style:style>
    <style:style style:name="gr6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none" draw:fill-color="#ffffff"/>
      <style:text-properties fo:color="#8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>
      <loext:graphic-properties draw:fill="none"/>
      <style:paragraph-properties fo:text-align="start"/>
      <style:text-properties fo:color="#800000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c5000b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8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0.889cm" svg:x="1.27cm" svg:y="2.032cm">
          <text:p text:style-name="P1"><text:span text:style-name="T1">Level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2.667cm" svg:height="0.889cm" svg:x="5.842cm" svg:y="1.524cm">
          <text:p text:style-name="P1"><text:span text:style-name="T1">Level 2</text:span></text:p>
          <text:p text:style-name="P1"><text:span text:style-name="T2">C1 (limit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667cm" svg:height="0.889cm" svg:x="5.842cm" svg:y="2.413cm">
          <text:p text:style-name="P1"><text:span text:style-name="T1">Level 3</text:span></text:p>
          <text:p text:style-name="P1"><text:span text:style-name="T2">C1 (full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1.413cm" svg:height="0.889cm" svg:x="11.684cm" svg:y="2.032cm">
          <text:p text:style-name="P1"><text:span text:style-name="T1">Level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2.667cm" svg:y1="2.476cm" svg:x2="5.842cm" svg:y2="2.857cm" draw:start-shape="id1" draw:start-glue-point="1" draw:end-shape="id2" draw:end-glue-point="3" svg:d="M2667 2476l3175 381" svg:viewBox="0 0 3176 382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mode0: lowered thresholds</text:span></text:p>
          <text:p text:style-name="P5"><text:span text:style-name="T3">mode1: standard thresholds</text:span></text:p>
        </draw:connector>
        <draw:connector draw:style-name="gr4" draw:text-style-name="P7" draw:layer="layout" draw:type="line" svg:x1="8.509cm" svg:y1="2.857cm" svg:x2="11.684cm" svg:y2="2.476cm" draw:start-shape="id2" draw:start-glue-point="1" draw:end-shape="id3" draw:end-glue-point="3" svg:d="M8509 2857l3175-381" svg:viewBox="0 0 3176 382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mode0: lowered thresholds</text:span></text:p>
          <text:p text:style-name="P5"><text:span text:style-name="T3">mode1: standard thresholds</text:span></text:p>
        </draw:connector>
        <draw:frame draw:style-name="gr5" draw:text-style-name="P8" draw:layer="layout" svg:width="1.577cm" svg:height="0.725cm" svg:x="1.143cm" svg:y="3.81cm">
          <draw:text-box>
            <text:p><text:span text:style-name="T4">Tier 0</text:span></text:p>
          </draw:text-box>
        </draw:frame>
        <draw:frame draw:style-name="gr5" draw:text-style-name="P8" draw:layer="layout" svg:width="1.577cm" svg:height="0.725cm" svg:x="6.35cm" svg:y="3.81cm">
          <draw:text-box>
            <text:p><text:span text:style-name="T4">Tier 1</text:span></text:p>
          </draw:text-box>
        </draw:frame>
        <draw:frame draw:style-name="gr5" draw:text-style-name="P8" draw:layer="layout" svg:width="1.577cm" svg:height="0.725cm" svg:x="11.684cm" svg:y="3.81cm">
          <draw:text-box>
            <text:p><text:span text:style-name="T4">Tier 2</text:span></text:p>
          </draw:text-box>
        </draw:frame>
        <draw:connector draw:style-name="gr4" draw:text-style-name="P9" draw:layer="layout" draw:type="line" svg:x1="2.667cm" svg:y1="2.476cm" svg:x2="5.842cm" svg:y2="1.968cm" draw:start-shape="id1" draw:start-glue-point="1" draw:end-shape="id4" draw:end-glue-point="3" svg:d="M2667 2476l3175-508" svg:viewBox="0 0 3176 509">
          <text:p text:style-name="P5"><text:span text:style-name="T5">mode2: standard thresholds</text:span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</draw:connector>
        <draw:connector draw:style-name="gr4" draw:text-style-name="P9" draw:layer="layout" draw:type="line" svg:x1="8.509cm" svg:y1="1.968cm" svg:x2="11.684cm" svg:y2="2.476cm" draw:start-shape="id4" draw:end-shape="id3" draw:end-glue-point="3" svg:d="M8509 1968l3175 508" svg:viewBox="0 0 3176 509">
          <text:p text:style-name="P5"><text:span text:style-name="T5">mode2: standard thresholds</text:span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</draw:connector>
        <draw:connector draw:style-name="gr6" draw:text-style-name="P10" draw:layer="layout" draw:type="line" svg:x1="2.667cm" svg:y1="2.476cm" svg:x2="5.842cm" svg:y2="1.968cm" draw:start-shape="id1" draw:start-glue-point="1" draw:end-shape="id4" draw:end-glue-point="3" svg:d="M2667 2476l3175-508" svg:viewBox="0 0 3176 509">
          <text:p/>
        </draw:connector>
        <draw:connector draw:style-name="gr6" draw:text-style-name="P10" draw:layer="layout" draw:type="line" svg:x1="8.509cm" svg:y1="1.968cm" svg:x2="11.684cm" svg:y2="2.476cm" draw:start-shape="id4" draw:start-glue-point="1" draw:end-shape="id3" draw:end-glue-point="3" svg:d="M8509 1968l3175 508" svg:viewBox="0 0 3176 509">
          <text:p/>
        </draw:connector>
        <draw:connector draw:style-name="gr7" draw:text-style-name="P11" draw:layer="layout" svg:x1="1.968cm" svg:y1="2.921cm" svg:x2="12.39cm" svg:y2="2.921cm" draw:start-shape="id1" draw:start-glue-point="2" draw:end-shape="id3" svg:d="M1968 2921v512h10422v-512" svg:viewBox="0 0 10423 5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0000" draw:marker-end="Arrow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6-09T10:26:03.834484790</dc:date>
    <meta:editing-duration>PT43M46S</meta:editing-duration>
    <meta:editing-cycles>10</meta:editing-cycles>
    <meta:generator>LibreOffice/4.4.3.2$Linux_X86_64 LibreOffice_project/40m0$Build-2</meta:generator>
    <meta:document-statistic meta:object-count="14"/>
  </office:meta>
</office:document-meta>
</file>